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ff66"/>
    </style:style>
    <style:style style:name="P3" style:family="paragraph" style:parent-style-name="Standard">
      <style:text-properties fo:background-color="#ffff99"/>
    </style:style>
    <style:style style:name="P4" style:family="paragraph" style:parent-style-name="Standard">
      <style:text-properties fo:background-color="#ffff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cc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#ffff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 -3 </text:p>
      <text:p text:style-name="Standard"><text:span text:style-name="T1">Saark</text:span> subit une attaque Hobgobelin lors de son voyage vers Pydemian.</text:p>
      <text:p text:style-name="Standard"><text:s/><text:span text:style-name="T1">Hagren</text:span> finit de regenérer par les vers blancs de Shaeleg.</text:p>
      <text:p text:style-name="Standard"><text:s/>Annonce de la venue du Prince Marchand <text:span text:style-name="T1">Akebhé</text:span> au Regent <text:span text:style-name="T1">Cedoric</text:span>. </text:p>
      <text:p text:style-name="Standard"><text:s/><text:span text:style-name="T1">Kin &amp; Xaes </text:span>restent en observateurs dans le quartier du Port &amp; Auberge de la Sirène.</text:p>
      <text:p text:style-name="Standard"><text:s/><text:span text:style-name="T1">Morelm</text:span> se rends à la prison pour convertir <text:span text:style-name="T1">Hessorn</text:span>.</text:p>
      <text:p text:style-name="Standard"/>
      <text:p text:style-name="Standard">H -2</text:p>
      <text:p text:style-name="Standard"><text:s/><text:span text:style-name="T1">Gardes</text:span> tentent de penétrer dans la Basse Ville sur ordre du Régent.</text:p>
      <text:p text:style-name="Standard"><text:s/>Une attaque de <text:span text:style-name="T1">gnolls</text:span> provoque une faille dans la maison prison de Flavian.</text:p>
      <text:p text:style-name="Standard"><text:s/><text:span text:style-name="T1">Hagren</text:span> passe par un tunnel pour passer sous le Couloir qui sépare les Deux Basse Ville.</text:p>
      <text:p text:style-name="Standard"><text:s/><text:span text:style-name="T1">Hessorn</text:span> accepte la proposition de <text:span text:style-name="T1">Morelm</text:span> du culte de l'Oeil.</text:p>
      <text:p text:style-name="Standard"><text:s/><text:span text:style-name="T1">Mesveri</text:span> apprends la venue du Prince Marchand <text:span text:style-name="T1">Akebhé</text:span> en Haute Ville.</text:p>
      <text:p text:style-name="Standard"/>
      <text:p text:style-name="Standard">H -1</text:p>
      <text:p text:style-name="Standard"><text:s/><text:span text:style-name="T1">Flavian</text:span> parvient à sortir de sa prison. Il attends dans l'ombre une opportunité.</text:p>
      <text:p text:style-name="Standard"><text:s/><text:span text:style-name="T1">Kin &amp; Xaes </text:span>encouragent les gardes à intervenir dans le quartier pour favoriser leur propre action.</text:p>
      <text:p text:style-name="Standard"><text:s/><text:span text:style-name="T1">Hagren</text:span> est repéré par des gars de <text:span text:style-name="T1">Jeffrey</text:span>, et les attaque avant de fuir.</text:p>
      <text:p text:style-name="Standard"><text:s/><text:span text:style-name="T1">Hessorn</text:span> prête soumission à l'Oeil devant <text:span text:style-name="T1">Morelm</text:span>.</text:p>
      <text:p text:style-name="Standard"/>
      <text:p text:style-name="Standard">H</text:p>
      <text:p text:style-name="Standard"><text:s/><text:span text:style-name="T1">Oriastr</text:span> est informée de la fuite de Flavian.</text:p>
      <text:p text:style-name="Standard"><text:s/>Arrivée de la Sphere Elementaire <text:span text:style-name="T1">d'Akebhé</text:span>.</text:p>
      <text:p text:style-name="Standard"><text:span text:style-name="T1"><text:s/>Kin &amp; Xaes</text:span> cherchent Mitsuha et Draky dans la foule.</text:p>
      <text:p text:style-name="Standard"><text:s/><text:span text:style-name="T1">Hagren</text:span> est poursuivit dans la Basse Ville - Quartier Carrière.</text:p>
      <text:p text:style-name="Standard"><text:s/><text:span text:style-name="T1">Hessorn</text:span> revient en Haute Ville, accompagné par <text:span text:style-name="T1">Morelm</text:span>.</text:p>
      <text:p text:style-name="Standard"><text:s/><text:span text:style-name="T1">Mesveri</text:span> assiste à l'arrivée d'Akebhé. Il reste discret.</text:p>
      <text:p text:style-name="Standard"/>
      <text:p text:style-name="Standard">+15 min</text:p>
      <text:p text:style-name="P1">&gt;&gt;&gt; Invitation de <text:span text:style-name="T1">Jeffrey</text:span> aux <text:span text:style-name="T1">Heros</text:span> et <text:span text:style-name="T1">Medelmerik</text:span>.</text:p>
      <text:p text:style-name="Standard"><text:s/><text:span text:style-name="T1">Akebhé </text:span>convoque <text:span text:style-name="T1">Isolde</text:span> et <text:span text:style-name="T1">Cedoric</text:span>.</text:p>
      <text:p text:style-name="Standard"><text:s/><text:span text:style-name="T1">Presage</text:span> convoque differents scribes pour lire les comptes-rendus.</text:p>
      <text:p text:style-name="Standard"><text:s/>Les gardes du <text:span text:style-name="T1">Régent</text:span> provoquent des conflits et se font repousser.</text:p>
      <text:p text:style-name="Standard"><text:s/><text:span text:style-name="T1">Kin &amp; Xaes</text:span> surveillent l'Auberge.</text:p>
      <text:p text:style-name="Standard"><text:s/><text:span text:style-name="T1">Hagren</text:span> trouve une cachette dans la muraille.</text:p>
      <text:p text:style-name="Standard"><text:s/><text:span text:style-name="T1">Hessorn</text:span> reprends possession de sa maison.</text:p>
      <text:p text:style-name="Standard"><text:s/><text:span text:style-name="T1">Morelm</text:span> retourne au Palais.</text:p>
      <text:p text:style-name="Standard"/>
      <text:p text:style-name="Standard">+1h</text:p>
      <text:p text:style-name="Standard"><text:s/><text:span text:style-name="T1">Medelmerik</text:span> commence les préparatifs.</text:p>
      <text:p text:style-name="P1">&gt;&gt;&gt; <text:span text:style-name="T1">Saark</text:span> arrive dans la ville et contacte Draky.</text:p>
      <text:p text:style-name="Standard"><text:s/><text:span text:style-name="T1">Mesveri</text:span> parvient à rentrer dans le Palais pour assister à l'échange d'Akebhé.</text:p>
      <text:p text:style-name="Standard"><text:s/><text:span text:style-name="T1">Akebhé</text:span> mets en cause <text:span text:style-name="T1">Isolde</text:span> pour la disparition de Flavian.</text:p>
      <text:p text:style-name="Standard"><text:s/><text:span text:style-name="T1">Presage</text:span> lit les comptes rendus.</text:p>
      <text:p text:style-name="Standard"><text:s/><text:span text:style-name="T1">Flavian</text:span> rejoint le contremaitre de l'un de ses associés du culte.</text:p>
      <text:p text:style-name="P3">&gt;&gt; <text:span text:style-name="T1">Sindri Garrick</text:span> affronte une attaque gnoll pendant l'entrainement des mioches.</text:p>
      <text:p text:style-name="Standard"><text:s/><text:span text:style-name="T1">Hagren</text:span> quitte Pydemian.</text:p>
      <text:p text:style-name="Standard"><text:s/><text:span text:style-name="T1">Hessorn</text:span> cherche Chloé.</text:p>
      <text:p text:style-name="Standard"><text:s/><text:span text:style-name="T1">Morelm</text:span> se présente à <text:span text:style-name="T1">Presage</text:span> pour témoigner.</text:p>
      <text:p text:style-name="Standard"/>
      <text:p text:style-name="Standard">+1h15</text:p>
      <text:p text:style-name="Standard"><text:s/><text:span text:style-name="T4">&gt; </text:span><text:span text:style-name="T2">Kin &amp; Xaes</text:span><text:span text:style-name="T4"> interrogent Medelmerik pour en savoir plus.</text:span></text:p>
      <text:p text:style-name="Standard"><text:soft-page-break/><text:s/><text:span text:style-name="T1">Flavian</text:span> est conduit discretement à la maison de Goael Jangar par le contre-maitre.</text:p>
      <text:p text:style-name="Standard"><text:s/><text:span text:style-name="T1">Isolde</text:span> envoit ses soldats prendre place autour du Temple.</text:p>
      <text:p text:style-name="Standard"><text:s/><text:span text:style-name="T1">Akebhé</text:span> mets en cause le Régent et le contrat avec les Chasseurs d'Ecume. Il apprends l'existence du Disque Flottant.</text:p>
      <text:p text:style-name="Standard"><text:s/><text:span text:style-name="T1">Mesveri</text:span> entends parler du Disque Flottant et de sa disparition (Et non trahison de la parole donnée).</text:p>
      <text:p text:style-name="P4"><text:s/>&gt; <text:span text:style-name="T1">Jeffrey</text:span> et <text:span text:style-name="T1">Oriastr</text:span> informent les membres importants de la transition de pouvoir.</text:p>
      <text:p text:style-name="Standard"><text:s/><text:span text:style-name="T1">Hessorn</text:span> apprends les blessures de Chloé.</text:p>
      <text:p text:style-name="Standard"><text:s/><text:span text:style-name="T1">Morelm</text:span> écoute l’échange sur le Disque Flottant.</text:p>
      <text:p text:style-name="Standard"/>
      <text:p text:style-name="Standard">+1h45</text:p>
      <text:p text:style-name="Standard"><text:s/><text:span text:style-name="T1">Flavian</text:span> mange chez Goael Jangar. </text:p>
      <text:p text:style-name="Standard"><text:s/><text:span text:style-name="T4">&gt; </text:span><text:span text:style-name="T2">Kin &amp; Xaes </text:span><text:span text:style-name="T4">préparent une embuscade pour le départ des Heros.</text:span></text:p>
      <text:p text:style-name="Standard"><text:s/><text:span text:style-name="T1">Goael Jangar</text:span> envoie un messager vers la Haute Ville au Regent Cedoric Jangar.</text:p>
      <text:p text:style-name="Standard"><text:s/><text:span text:style-name="T1">Presage</text:span> utilise Localisation des Objets mais ne trouve pas le Disque Flottant.</text:p>
      <text:p text:style-name="P4"><text:s/>&gt; <text:span text:style-name="T1">Saark</text:span> sort de la ville et retourne au Domaine du Corbeau.</text:p>
      <text:p text:style-name="Standard"><text:s/><text:span text:style-name="T1">Hessorn</text:span> fait venir sa fille à sa maison.</text:p>
      <text:p text:style-name="Standard"><text:s/><text:span text:style-name="T1">Morelm</text:span> pose des questions sur le Disque Flottant à Cedoric Jangar.</text:p>
      <text:p text:style-name="Standard"/>
      <text:p text:style-name="Standard">+2h30</text:p>
      <text:p text:style-name="Standard"><text:s/><text:span text:style-name="T1">Flavian</text:span> prends le passage sous la ville jusqu'au premier autel.</text:p>
      <text:p text:style-name="Standard"><text:s/><text:span text:style-name="T1">Akebhé</text:span> discute avec Cedoric en privé et lui fait dévoilé son appartenance au Culte.</text:p>
      <text:p text:style-name="P3">&gt;&gt; <text:span text:style-name="T1">Jeffrey</text:span> fait repousser les gardes du Régent hors de la Basse Ville.</text:p>
      <text:p text:style-name="Standard"><text:s/><text:span text:style-name="T1">Hagren</text:span> se joint à une troupe de Hobgobelins en maraude.</text:p>
      <text:p text:style-name="Standard"><text:s/><text:span text:style-name="T1">Hessorn</text:span> convoque un ami pour preparer un voyage vers l'Ile des Guerrisseurs.</text:p>
      <text:p text:style-name="Standard"><text:s/><text:span text:style-name="T1">Mesveri</text:span> manque d'être repéré par Présage et s'éloigne du Palais.</text:p>
      <text:p text:style-name="Standard"><text:s/><text:span text:style-name="T1">Morelm</text:span> témoigne à Presage son conflit avec Jethro et ses compères.</text:p>
      <text:p text:style-name="Standard"/>
      <text:p text:style-name="Standard">+2h45</text:p>
      <text:p text:style-name="Standard"><text:s/><text:span text:style-name="T1">Flavian</text:span> invoque un Chuult pour le proteger. </text:p>
      <text:p text:style-name="Standard"><text:s/>Le <text:span text:style-name="T1">messager</text:span> va à la rencontre du Regent Cédoric pour l'informer du retour de Flavian.</text:p>
      <text:p text:style-name="P3"><text:s/>&gt;&gt; <text:span text:style-name="T1">Medelmerik</text:span> a fini les préparatifs. Il est possible de quitter Pydemian.</text:p>
      <text:p text:style-name="Standard"><text:s/><text:span text:style-name="T1">Akebhé</text:span> commence à prendre l'allégeance de certains marchands et guildes.</text:p>
      <text:p text:style-name="P4"><text:s/>&gt; <text:span text:style-name="T1">Oriastr</text:span> attends que son propre transport soit pret.</text:p>
      <text:p text:style-name="P3">&gt;&gt; <text:span text:style-name="T1">Presage</text:span> prepare son invocation de Scrutation sur Draky ou Jethro.</text:p>
      <text:p text:style-name="Standard"><text:s/><text:span text:style-name="T1">Morelm</text:span> considère que Jethro and co ont récupérés le Disque Flottant.</text:p>
      <text:p text:style-name="Standard"/>
      <text:p text:style-name="Standard">+3h</text:p>
      <text:p text:style-name="Standard"><text:s/><text:span text:style-name="T1">Flavian</text:span> poursuit son voyage jusqu'au Bourgeois <text:span text:style-name="T1">Hessorn</text:span> ou Livisna Cavanov.</text:p>
      <text:p text:style-name="Standard"><text:s/><text:span text:style-name="T1">Hessorn</text:span> se retrouve obligé d'accueillir <text:span text:style-name="T1">Flavian</text:span>. Il attends son ami.</text:p>
      <text:p text:style-name="Standard"><text:s/><text:span text:style-name="T1">Cédoric</text:span> fait préparer une escorte.</text:p>
      <text:p text:style-name="P3">&gt;&gt; <text:span text:style-name="T1">Presage</text:span> envoie ses Oeils de Mage dans la Basse Ville - Quartier Port.</text:p>
      <text:p text:style-name="Standard"><text:s/><text:span text:style-name="T1">Morelm</text:span> commence à préparer un Rituel de Surveillance.</text:p>
      <text:p text:style-name="Standard"/>
      <text:p text:style-name="Standard">+3h30</text:p>
      <text:p text:style-name="Standard"><text:s/><text:span text:style-name="T1">Flavian</text:span> attends son escorte pour revenir au Palais.</text:p>
      <text:p text:style-name="Standard"><text:s/><text:span text:style-name="T1">Jeffrey</text:span> organise des moyens de ralentir les soldats en Basse-Ville. Fête populaire.</text:p>
      <text:p text:style-name="Standard"><text:s/><text:span text:style-name="T1">L'escorte</text:span> part chercher Flavian.</text:p>
      <text:p text:style-name="Standard"><text:s/><text:span text:style-name="T1">Mesveri</text:span> remarque l'escorte et la suit.</text:p>
      <text:p text:style-name="P3">&gt;&gt; Les Oeils de Mage de <text:span text:style-name="T1">Presage</text:span> est génée par la fête.</text:p>
      <text:p text:style-name="P3">&gt;&gt; <text:span text:style-name="T1">Morelm</text:span> dépose l'objet de Surveillance dans le navire de Medelmerik.</text:p>
      <text:p text:style-name="Standard"/>
      <text:p text:style-name="Standard"><text:soft-page-break/>+4h</text:p>
      <text:p text:style-name="Standard"><text:span text:style-name="T1">L'escorte</text:span> accompagne Flavian jusqu'au Palais.</text:p>
      <text:p text:style-name="P3">&gt;&gt; <text:span text:style-name="T1">Mesveri</text:span> identifie Flavian et par vers la Basse Ville.</text:p>
      <text:p text:style-name="P3">&gt;&gt; <text:span text:style-name="T1">Presage</text:span> déplace ses Oeils de Mage vers le Quartier Carrière.</text:p>
      <text:p text:style-name="P3">&gt;&gt; <text:span text:style-name="T1">Morelm</text:span> retourne en Haute Ville.</text:p>
      <text:p text:style-name="Standard"/>
      <text:p text:style-name="Standard">+4h15</text:p>
      <text:p text:style-name="Standard"><text:s/><text:span text:style-name="T1">Cédoric</text:span> tient Flavian au courant quand il l'accueille.</text:p>
      <text:p text:style-name="P3">&gt;&gt; <text:span text:style-name="T1">Mesveri</text:span> va à la rencontre de <text:span text:style-name="T1">Jeffrey</text:span> pour l'informer de la situation.</text:p>
      <text:p text:style-name="P3">&gt;&gt; <text:span text:style-name="T1">Presage</text:span> fait une dernière Scrutation sur Mitsuha.</text:p>
      <text:p text:style-name="Standard"><text:s/><text:span text:style-name="T1">Morelm</text:span> commence un rituel vers l'Oeil des Abysses.</text:p>
      <text:p text:style-name="Standard"/>
      <text:p text:style-name="Standard">+4h45</text:p>
      <text:p text:style-name="Standard"><text:s/><text:span text:style-name="T1">Flavian</text:span> donne les informations nécessaires à <text:span text:style-name="T1">Présage</text:span>.</text:p>
      <text:p text:style-name="P1">&gt;&gt;&gt; <text:span text:style-name="T1">Jeffrey</text:span> fait informer les Héros que <text:span text:style-name="T1">Flavian</text:span> a atteint le Palais.</text:p>
      <text:p text:style-name="Standard">&gt; <text:span text:style-name="T1">Mesveri</text:span> se rends à son navire.</text:p>
      <text:p text:style-name="P3">&gt;&gt; <text:span text:style-name="T1">Presage</text:span> se rends déguisée dans la Basse Ville.</text:p>
      <text:p text:style-name="Standard"><text:s/><text:span text:style-name="T1">Morelm</text:span> entre en contact avec les Sahuaguins.</text:p>
      <text:p text:style-name="Standard"/>
      <text:p text:style-name="Standard">+5h15</text:p>
      <text:p text:style-name="P1">&gt;&gt;&gt; <text:span text:style-name="T1">Présage</text:span> envoit ses soldats s'occuperer des Héros. Elle y assiste discrètement.</text:p>
      <text:p text:style-name="P1">&gt;&gt;&gt; Les gens de <text:span text:style-name="T1">Jeffrey</text:span> perturbent la situation et permets aux Héros de fuir s'ils en profitent.</text:p>
      <text:p text:style-name="P3">&gt;&gt; Départ <text:span text:style-name="T1">d'Oriastr</text:span> en navire. </text:p>
      <text:p text:style-name="P3">&gt;&gt; <text:span text:style-name="T1">Mesveri</text:span> rencontre <text:span text:style-name="T1">Oriastr</text:span> et discute avec elle.</text:p>
      <text:p text:style-name="Standard"><text:s/>L'ami <text:span text:style-name="T1">d'Hessorm</text:span> achève de préparer un passage vers l'Ile des Guerriseurs.</text:p>
      <text:p text:style-name="Standard"><text:s/><text:span text:style-name="T1">Morelm</text:span> forge un pacte avec les Sahugaguins pour récuperer le Disque Flottant.</text:p>
      <text:p text:style-name="Standard"/>
      <text:p text:style-name="Standard">+5h30</text:p>
      <text:p text:style-name="Standard"><text:s/><text:span text:style-name="T1">Flavian</text:span> va à la rencontre du Prince Akebhé.</text:p>
      <text:p text:style-name="Standard"><text:s/><text:span text:style-name="T1">Akebhé</text:span> accepte de valider l'influence de Flavian, le Régent devient son intendant.</text:p>
      <text:p text:style-name="P3">&gt;&gt; <text:span text:style-name="T1">Presage</text:span> revient vers le Palais.</text:p>
      <text:p text:style-name="Standard"><text:s/><text:span text:style-name="T1">Morelm</text:span> fait ses préparatifs pour son propre départ vers les Sahuaguins.</text:p>
      <text:p text:style-name="Standard"/>
      <text:p text:style-name="Standard">+6h</text:p>
      <text:p text:style-name="Standard"><text:s/><text:span text:style-name="T1">Akebhé</text:span> est introduit au Culte de l'Oeil. Discussion entre l'Avatar et Akebhé.</text:p>
      <text:p text:style-name="Standard"><text:s/><text:span text:style-name="T1">Presage</text:span> assiste à l'introduction au Culte de l'Oeil.</text:p>
      <text:p text:style-name="Standard"><text:s/><text:span text:style-name="T1">Hessorn</text:span> assiste à l'introduction d'Akebhé au Culte de l'Oeil.</text:p>
      <text:p text:style-name="Standard"><text:s/><text:span text:style-name="T1">Morelm</text:span> assiste à l'introduction d'Akebhé au Culte de l'Oeil. Il n'a pas confiance.</text:p>
      <text:p text:style-name="Standard"/>
      <text:p text:style-name="Standard">+6h30</text:p>
      <text:p text:style-name="Standard"><text:s/><text:span text:style-name="T1">Akebhé</text:span> et <text:span text:style-name="T1">Flavian</text:span> introduisent publiquement le Culte de l'Oeil qu'ils présentent comme protecteur de la cité.</text:p>
      <text:p text:style-name="Standard"><text:s/><text:span text:style-name="T1">Hessorn</text:span> se dévoile publiquement, pour assurer la respectabilité du Culte de l'Oeil.</text:p>
      <text:p text:style-name="Standard"><text:s/><text:span text:style-name="T1">Morelm</text:span> se dévoile publiquement, pour assurer la respectabilité du Culte.</text:p>
      <text:p text:style-name="Standard"/>
      <text:p text:style-name="Standard">+7h</text:p>
      <text:p text:style-name="Standard"><text:s/><text:span text:style-name="T1">Isolde</text:span> et ses religieux viennent demander des explications à <text:span text:style-name="T1">Flavian</text:span> et <text:span text:style-name="T1">Akebhé</text:span>.</text:p>
      <text:p text:style-name="P3">&gt;&gt; <text:span text:style-name="T1">Medelmerik</text:span> quitte immediatement Pydemian en navire.</text:p>
      <text:p text:style-name="Standard"><text:s/><text:span text:style-name="T1">Hessorn</text:span> revient à sa fille <text:span text:style-name="T1">Chloé</text:span>.</text:p>
      <text:p text:style-name="Standard"><text:s/><text:span text:style-name="T1">Morelm</text:span> échange avec <text:span text:style-name="T1">Cedoric</text:span> et <text:span text:style-name="T1">Flavian</text:span> pour parler confiance et la position d'Akebhé sur le Culte de l'Oeil.</text:p>
      <text:p text:style-name="Standard"/>
      <text:p text:style-name="Standard"><text:soft-page-break/>+7h30</text:p>
      <text:p text:style-name="Standard"><text:s/>Intervention des <text:span text:style-name="T1">soldats d'Akebhé</text:span> pour calmer <text:span text:style-name="T1">Isolde</text:span> et ses religieux.</text:p>
      <text:p text:style-name="P3">&gt;&gt; <text:span text:style-name="T1">Kin &amp; Xaes</text:span> pestent contre les Heros et se rendent à la sortie de Pydemian pour poser des questions.</text:p>
      <text:p text:style-name="Standard"><text:s/><text:span text:style-name="T1">Hessorn</text:span> est embétté par des fidèles d'Allidane d'Isolde.</text:p>
      <text:p text:style-name="Standard"><text:s/><text:span text:style-name="T1">Morelm</text:span> est surpris de sa propre foi. Il échange plus longuement avec <text:span text:style-name="T1">Flavian</text:span>.</text:p>
      <text:p text:style-name="Standard"/>
      <text:p text:style-name="Standard">+8h</text:p>
      <text:p text:style-name="Standard"><text:s/><text:span text:style-name="T1">Flavian</text:span> se confronte à <text:span text:style-name="T1">Isolde</text:span>. Il accepte une cérémonie pour Allidane, et soutien des actions militaires en campagne.</text:p>
      <text:p text:style-name="Standard"><text:s/><text:span text:style-name="T1">Hessorn</text:span> paie des gens pour l'escorter jusqu'au Port avec Chloé.</text:p>
      <text:p text:style-name="Standard"/>
      <text:p text:style-name="Standard">+8h30</text:p>
      <text:p text:style-name="Standard"><text:s/><text:span text:style-name="T1">Isolde</text:span> envoi un messager informer un Inquisiteur de Drakmaer pour enquêter sur l'Oeil et la possession de Flavian (son hypothèse).</text:p>
      <text:p text:style-name="Standard"><text:s/><text:span text:style-name="T1">Hessorn</text:span> arrive au Port avec Chloé et embarque.</text:p>
      <text:p text:style-name="Standard"><text:s/><text:span text:style-name="T1">Morelm</text:span> se rends au Port de Haute Ville et voit Hessorn.</text:p>
      <text:p text:style-name="Standard"/>
      <text:p text:style-name="Standard">+8h45</text:p>
      <text:p text:style-name="Standard"><text:s/><text:span text:style-name="T1">Akebhé</text:span> écoute le rapport de <text:span text:style-name="T1">Présage</text:span>.</text:p>
      <text:p text:style-name="Standard"><text:s/>Le bateau de <text:span text:style-name="T1">Morelm</text:span> part vers une petite Ile Temple Oeil de Sahuaguin.</text:p>
      <text:p text:style-name="Standard"/>
      <text:p text:style-name="Standard">+9h</text:p>
      <text:p text:style-name="P2"><text:s/><text:span text:style-name="T3">&gt;&gt;&gt; Fête de Victoire de Pydemian.</text:span></text:p>
      <text:p text:style-name="Standard"><text:s/>Un bateau part vers l'Ile des Guerisseurs. Il contient <text:span text:style-name="T1">Hessorn</text:span> et <text:span text:style-name="T1">Chloé</text:span>.</text:p>
      <text:p text:style-name="Standard"/>
      <text:p text:style-name="Standard">+10h</text:p>
      <text:p text:style-name="P3">&gt;&gt; <text:span text:style-name="T1">Kin &amp; Xaes</text:span>, s'ils ne trouvent pas la trâce de Mitsuha &amp; Draky, commencent à recruter des espions pour chercher bien plus lo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4T16:56:04.74</meta:creation-date>
    <meta:document-statistic meta:table-count="0" meta:image-count="0" meta:object-count="0" meta:page-count="4" meta:paragraph-count="152" meta:word-count="1315" meta:character-count="8086"/>
    <dc:date>2024-09-14T17:20:25.24</dc:date>
    <meta:editing-duration>PT5M19S</meta:editing-duration>
    <meta:editing-cycles>1</meta:editing-cycles>
    <meta:generator>OpenOffice/4.1.7$Win32 OpenOffice.org_project/417m1$Build-9800</meta:generator>
  </office:meta>
</office:document-meta>
</file>